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facturer : Jason ALOYAU</text:p>
      <text:p text:style-name="Standard">Project : MERCORUS</text:p>
      <text:p text:style-name="Standard">Process : Process for transmuting mercury into gold</text:p>
      <text:p text:style-name="Standard">Invention : Transmutation reactor</text:p>
      <text:p text:style-name="Standard">Patent : FR_599762_A</text:p>
      <text:p text:style-name="Standard">Inventors : Siemens and Halske Aktiengeselschaft residing in Germany</text:p>
      <text:p text:style-name="Standard">Patent office : French Republic - Ministry of Trade and Industry - Department of Industrial Property</text:p>
      <text:p text:style-name="Standard">Date of request : Requested on June 13, 1925 at 11:01 a.m. in Paris</text:p>
      <text:p text:style-name="Standard">Date of delivery : Issued on October 26, 1925</text:p>
      <text:p text:style-name="Standard">Date of publication : Published on January 20, 1926</text:p>
      <text:p text:style-name="Standard">Abstract : It seems that electrical shaking changes the electrical charges of the constituents of the </text:p>
      <text:p text:style-name="Standard">mercury atom and thus transmutes into other elements, including gold.</text:p>
      <text:p text:style-name="Standard">The nuclear equation : Hg[201, 80] + e[0, -1] = Au[197, 79] + 4 * n[1, 0]</text:p>
      <text:p text:style-name="Standard">Cadence of production of gold : 1000 g*h^(-1)</text:p>
      <text:p text:style-name="Standard">Number of gold atom per hour : 3,06E+024 h^(-1)</text:p>
      <text:p text:style-name="Standard">Number of mercury atom per hour : 3,06E+024 h^(-1)</text:p>
      <text:p text:style-name="Standard">Number of electron per hour : 3,06E+024 h^(-1)</text:p>
      <text:p text:style-name="Standard">Mass of mercury per hour : 1018,38 g*h^(-1)</text:p>
      <text:p text:style-name="Standard">Electric charge : 1,60*10^(-19) C</text:p>
      <text:p text:style-name="Standard">Electric current : 136,05 A</text:p>
      <text:p text:style-name="Standard">Voltage : 1 V</text:p>
      <text:p text:style-name="Standard">Electric power : 136,05 W</text:p>
      <text:p text:style-name="Standard">Height of mercury in the reactor : 1 cm</text:p>
      <text:p text:style-name="Standard">Volume needed for storing the mercury per hour : 75,18 cm^(3)*h^(-1)</text:p>
      <text:p text:style-name="Standard">Radius needed for storing the mercury per hour : 4,89 cm*h^(-1)</text:p>
      <text:p text:style-name="Standard">Diameter needed for storing the mercury per hour : 97,84 mm*h^(-1)</text:p>
      <text:p text:style-name="Standard">Energy needed for a process in one hour : 136,05 W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9S</meta:editing-duration>
    <meta:editing-cycles>5</meta:editing-cycles>
    <meta:generator>OpenOffice/4.1.13$Win32 OpenOffice.org_project/4113m1$Build-9810</meta:generator>
    <dc:date>2023-04-02T16:34:16.70</dc:date>
    <meta:document-statistic meta:table-count="0" meta:image-count="0" meta:object-count="0" meta:page-count="1" meta:paragraph-count="27" meta:word-count="236" meta:character-count="1340"/>
    <meta:user-defined meta:name="Info 1"/>
    <meta:user-defined meta:name="Info 2"/>
    <meta:user-defined meta:name="Info 3"/>
    <meta:user-defined meta:name="Info 4"/>
  </office:meta>
</office:document-meta>
</file>